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47cm"/>
    </style:style>
    <style:style style:name="gr2" style:family="graphic" style:parent-style-name="standard">
      <style:graphic-properties svg:stroke-width="0.102cm" svg:stroke-color="#000000" draw:marker-start-width="0.353cm" draw:marker-end-width="0.353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3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02cm" svg:stroke-color="#000000" draw:marker-start-width="0.352cm" draw:marker-end-width="0.352cm" draw:fill="solid" draw:fill-color="#000000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1.0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style:paragraph-properties fo:text-align="start"/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0.541cm" svg:height="1.397cm" svg:x="1.635cm" svg:y="1.89cm">
          <draw:text-box>
            <text:p text:style-name="P1"><text:span text:style-name="T1">VotesEJB Entity Model</text:span></text:p>
          </draw:text-box>
        </draw:frame>
        <draw:custom-shape draw:style-name="gr2" draw:text-style-name="P1" draw:layer="layout" svg:width="57.411cm" svg:height="40.012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938cm" svg:height="2.794cm" svg:x="1cm" svg:y="1cm">
          <text:p/>
          <draw:enhanced-geometry svg:viewBox="0 0 21600 21600" draw:type="rectangle" draw:enhanced-path="M 0 0 L 21600 0 21600 21600 0 21600 0 0 Z N"/>
        </draw:custom-shape>
        <draw:g xml:id="id2" draw:id="id2">
          <draw:custom-shape draw:style-name="gr3" draw:text-style-name="P3" draw:layer="layout" svg:width="9.017cm" svg:height="1.905cm" svg:x="22.527cm" svg:y="9.95cm">
            <text:p text:style-name="P1"><text:span text:style-name="T1">Poll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9.017cm" svg:height="6.201cm" svg:x="22.527cm" svg:y="11.75cm">
            <text:p text:style-name="P4"><text:span text:style-name="T2">- titlle: String</text:span></text:p>
            <text:p text:style-name="P4"><text:span text:style-name="T2">- description: String</text:span></text:p>
            <text:p text:style-name="P4"><text:span text:style-name="T2">- startPoll: Date</text:span></text:p>
            <text:p text:style-name="P4"><text:span text:style-name="T2">- endPoll: Date</text:span></text:p>
            <text:p text:style-name="P4"><text:span text:style-name="T2">- pollState: PollState</text:span></text:p>
            <text:p text:style-name="P4"><text:span text:style-name="T2">- valid: boolean</text:span></text:p>
            <text:p text:style-name="P4"><text:span text:style-name="T2">- tracking: boolean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3" draw:layer="layout" svg:width="9.017cm" svg:height="1.905cm" svg:x="64.627cm" svg:y="16.367cm">
            <text:p text:style-name="P1"><text:span text:style-name="T1">Clas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9.017cm" svg:height="6.201cm" svg:x="64.627cm" svg:y="18.167cm">
            <text:p text:style-name="P4"><text:span text:style-name="T2">- prop: Typ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3" draw:layer="layout" svg:width="9.017cm" svg:height="1.905cm" svg:x="4.302cm" svg:y="21.955cm">
            <text:p text:style-name="P1"><text:span text:style-name="T1">PollStat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9.017cm" svg:height="3.915cm" svg:x="4.302cm" svg:y="23.755cm">
            <text:p text:style-name="P4"><text:span text:style-name="T2">PREPARED</text:span></text:p>
            <text:p text:style-name="P4"><text:span text:style-name="T2">STARTED</text:span></text:p>
            <text:p text:style-name="P4"><text:span text:style-name="T2">VOTING</text:span></text:p>
            <text:p text:style-name="P4"><text:span text:style-name="T2">FINISHED</text:span></text:p>
            <draw:enhanced-geometry svg:viewBox="0 0 21600 21600" draw:type="rectangle" draw:enhanced-path="M 0 0 L 21600 0 21600 21600 0 21600 0 0 Z N"/>
          </draw:custom-shape>
        </draw:g>
        <draw:g xml:id="id5" draw:id="id5">
          <draw:custom-shape draw:style-name="gr3" draw:text-style-name="P3" draw:layer="layout" svg:width="9.017cm" svg:height="1.905cm" svg:x="22.527cm" svg:y="22.237cm">
            <text:p text:style-name="P1"><text:span text:style-name="T1">Ite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9.017cm" svg:height="4.677cm" svg:x="22.527cm" svg:y="24.037cm">
            <text:p text:style-name="P4"><text:span text:style-name="T2">- title: String</text:span></text:p>
            <text:p text:style-name="P4"><text:span text:style-name="T2">- itemType: ItemType</text:span></text:p>
            <text:p text:style-name="P4"><text:span text:style-name="T2">- m: Integer</text:span></text:p>
            <text:p text:style-name="P4"><text:span text:style-name="T2">- abstainedVotes: Integer</text:span></text:p>
            <text:p text:style-name="P4"><text:span text:style-name="T2">- valid: boolea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" draw:text-style-name="P3" draw:layer="layout" svg:width="9.017cm" svg:height="1.905cm" svg:x="4.302cm" svg:y="28.94cm">
            <text:p text:style-name="P1"><text:span text:style-name="T1">ItemTyp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9.017cm" svg:height="3.915cm" svg:x="4.302cm" svg:y="30.74cm">
            <text:p text:style-name="P4"><text:span text:style-name="T2">YES_NO</text:span></text:p>
            <text:p text:style-name="P4"><text:span text:style-name="T2">ONE_OF_N</text:span></text:p>
            <text:p text:style-name="P4"><text:span text:style-name="T2">M_OF_N</text:span></text:p>
            <draw:enhanced-geometry svg:viewBox="0 0 21600 21600" draw:type="rectangle" draw:enhanced-path="M 0 0 L 21600 0 21600 21600 0 21600 0 0 Z N"/>
          </draw:custom-shape>
        </draw:g>
        <draw:g xml:id="id6" draw:id="id6">
          <draw:custom-shape draw:style-name="gr3" draw:text-style-name="P3" draw:layer="layout" svg:width="9.017cm" svg:height="1.905cm" svg:x="22.527cm" svg:y="33.419cm">
            <text:p text:style-name="P1"><text:span text:style-name="T1">ItemOp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9.017cm" svg:height="3.153cm" svg:x="22.527cm" svg:y="35.219cm">
            <text:p text:style-name="P4"><text:span text:style-name="T2">- title: String</text:span></text:p>
            <text:p text:style-name="P4"><text:span text:style-name="T2">- description: String</text:span></text:p>
            <text:p text:style-name="P4"><text:span text:style-name="T2">- votes: Integ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" draw:id="id1">
          <draw:custom-shape draw:style-name="gr3" draw:text-style-name="P3" draw:layer="layout" svg:width="9.017cm" svg:height="1.905cm" svg:x="4.302cm" svg:y="10.839cm">
            <text:p text:style-name="P1"><text:span text:style-name="T1">Organiz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9.017cm" svg:height="4.423cm" svg:x="4.302cm" svg:y="12.639cm">
            <text:p text:style-name="P4"><text:span text:style-name="T2">- username: String</text:span></text:p>
            <text:p text:style-name="P4"><text:span text:style-name="T2">- realname: String</text:span></text:p>
            <text:p text:style-name="P4"><text:span text:style-name="T2">- email: String</text:span></text:p>
            <text:p text:style-name="P4"><text:span text:style-name="T2">- encryptedPassword: String</text:span></text:p>
            <text:p text:style-name="P4"><text:span text:style-name="T2">- passwordSalt: 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3" draw:id="id3">
          <draw:custom-shape draw:style-name="gr3" draw:text-style-name="P3" draw:layer="layout" svg:width="9.017cm" svg:height="1.905cm" svg:x="43.618cm" svg:y="11.855cm">
            <text:p text:style-name="P1"><text:span text:style-name="T1">Participa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9.017cm" svg:height="2.391cm" svg:x="43.618cm" svg:y="13.655cm">
            <text:p text:style-name="P4"><text:span text:style-name="T2">- email: String</text:span></text:p>
            <text:p text:style-name="P4"><text:span text:style-name="T2">- hasVoted: Boolea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4" draw:id="id4">
          <draw:custom-shape draw:style-name="gr3" draw:text-style-name="P3" draw:layer="layout" svg:width="9.017cm" svg:height="1.905cm" svg:x="43.618cm" svg:y="3.921cm">
            <text:p text:style-name="P1"><text:span text:style-name="T1">Toke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9.017cm" svg:height="2.391cm" svg:x="43.618cm" svg:y="5.721cm">
            <text:p text:style-name="P4"><text:span text:style-name="T2">- signature: String</text:span></text:p>
            <text:p text:style-name="P4"><text:span text:style-name="T2">- invalid: Boolea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4" draw:text-style-name="P1" draw:layer="layout" svg:x1="13.319cm" svg:y1="13.95cm" svg:x2="22.527cm" svg:y2="13.95cm" draw:start-shape="id1" draw:start-glue-point="1" draw:end-shape="id2" svg:d="M13319 13950h9208" svg:viewBox="0 0 9209 1">
          <text:p/>
        </draw:connector>
        <draw:connector draw:style-name="gr4" draw:text-style-name="P1" draw:layer="layout" svg:x1="43.618cm" svg:y1="13.95cm" svg:x2="31.544cm" svg:y2="13.95cm" draw:start-shape="id3" draw:start-glue-point="3" draw:end-shape="id2" draw:end-glue-point="1" svg:d="M43618 13950h-12074" svg:viewBox="0 0 12075 1">
          <text:p/>
        </draw:connector>
        <draw:connector draw:style-name="gr4" draw:text-style-name="P1" draw:layer="layout" svg:x1="48.126cm" svg:y1="11.855cm" svg:x2="48.126cm" svg:y2="8.112cm" draw:start-shape="id3" draw:start-glue-point="0" draw:end-shape="id4" draw:end-glue-point="2" svg:d="M48126 11855v-3743" svg:viewBox="0 0 1 3744">
          <text:p/>
        </draw:connector>
        <draw:connector draw:style-name="gr4" draw:text-style-name="P1" draw:layer="layout" svg:x1="27.035cm" svg:y1="22.237cm" svg:x2="27.035cm" svg:y2="17.951cm" draw:start-shape="id5" draw:start-glue-point="0" draw:end-shape="id2" draw:end-glue-point="2" svg:d="M27035 22237v-4286" svg:viewBox="0 0 1 4287">
          <text:p/>
        </draw:connector>
        <draw:connector draw:style-name="gr4" draw:text-style-name="P1" draw:layer="layout" svg:x1="27.035cm" svg:y1="33.419cm" svg:x2="27.035cm" svg:y2="28.714cm" draw:start-shape="id6" draw:start-glue-point="0" draw:end-shape="id5" draw:end-glue-point="2" svg:d="M27035 33419v-4705" svg:viewBox="0 0 1 4706">
          <text:p/>
        </draw:connector>
        <draw:connector draw:style-name="gr4" draw:text-style-name="P1" draw:layer="layout" svg:x1="43.618cm" svg:y1="6.016cm" svg:x2="27.035cm" svg:y2="9.95cm" draw:start-shape="id4" draw:start-glue-point="3" draw:end-shape="id2" draw:end-glue-point="0" svg:d="M43618 6016h-16583v3934" svg:viewBox="0 0 16584 3935">
          <text:p/>
        </draw:connector>
        <draw:frame draw:style-name="gr5" draw:text-style-name="P5" draw:layer="layout" svg:width="4.191cm" svg:height="1.27cm" svg:x="13.146cm" svg:y="14.208cm">
          <draw:text-box>
            <text:p text:style-name="P5"><text:span text:style-name="T2">organizer</text:span></text:p>
          </draw:text-box>
        </draw:frame>
        <draw:frame draw:style-name="gr5" draw:text-style-name="P5" draw:layer="layout" svg:width="4.191cm" svg:height="1.27cm" svg:x="18.907cm" svg:y="12.684cm">
          <draw:text-box>
            <text:p text:style-name="P5"><text:span text:style-name="T2">polls [*]</text:span></text:p>
          </draw:text-box>
        </draw:frame>
        <draw:frame draw:style-name="gr5" draw:text-style-name="P5" draw:layer="layout" svg:width="4.191cm" svg:height="1.27cm" svg:x="30.845cm" svg:y="14.335cm">
          <draw:text-box>
            <text:p text:style-name="P5"><text:span text:style-name="T2">poll [1]</text:span></text:p>
          </draw:text-box>
        </draw:frame>
        <draw:frame draw:style-name="gr5" draw:text-style-name="P5" draw:layer="layout" svg:width="4.191cm" svg:height="1.27cm" svg:x="26.273cm" svg:y="18.145cm">
          <draw:text-box>
            <text:p text:style-name="P5"><text:span text:style-name="T2">poll [1]</text:span></text:p>
          </draw:text-box>
        </draw:frame>
        <draw:frame draw:style-name="gr5" draw:text-style-name="P5" draw:layer="layout" svg:width="4.191cm" svg:height="1.27cm" svg:x="26.274cm" svg:y="29.345cm">
          <draw:text-box>
            <text:p text:style-name="P5"><text:span text:style-name="T2">item [1]</text:span></text:p>
          </draw:text-box>
        </draw:frame>
        <draw:frame draw:style-name="gr5" draw:text-style-name="P5" draw:layer="layout" svg:width="5.84cm" svg:height="1.27cm" svg:x="26.275cm" svg:y="32.345cm">
          <draw:text-box>
            <text:p text:style-name="P5"><text:span text:style-name="T2">options [2..*]</text:span></text:p>
          </draw:text-box>
        </draw:frame>
        <draw:frame draw:style-name="gr5" draw:text-style-name="P5" draw:layer="layout" svg:width="5.84cm" svg:height="1.27cm" svg:x="26.275cm" svg:y="21.145cm">
          <draw:text-box>
            <text:p text:style-name="P5"><text:span text:style-name="T2">items [2..*]</text:span></text:p>
          </draw:text-box>
        </draw:frame>
        <draw:frame draw:style-name="gr5" draw:text-style-name="P5" draw:layer="layout" svg:width="6.221cm" svg:height="1.27cm" svg:x="37.65cm" svg:y="14.335cm">
          <draw:text-box>
            <text:p text:style-name="P5"><text:span text:style-name="T2">participants [3..*]</text:span></text:p>
          </draw:text-box>
        </draw:frame>
        <draw:frame draw:style-name="gr5" draw:text-style-name="P5" draw:layer="layout" svg:width="4.191cm" svg:height="1.27cm" svg:x="47.228cm" svg:y="8.366cm">
          <draw:text-box>
            <text:p text:style-name="P5"><text:span text:style-name="T2">token</text:span></text:p>
          </draw:text-box>
        </draw:frame>
        <draw:frame draw:style-name="gr5" draw:text-style-name="P5" draw:layer="layout" svg:width="4.191cm" svg:height="1.27cm" svg:x="47.936cm" svg:y="10.652cm">
          <draw:text-box>
            <text:p text:style-name="P5"><text:span text:style-name="T2">participant</text:span></text:p>
          </draw:text-box>
        </draw:frame>
        <draw:frame draw:style-name="gr5" draw:text-style-name="P5" draw:layer="layout" svg:width="4.191cm" svg:height="1.27cm" svg:x="26.527cm" svg:y="8.874cm">
          <draw:text-box>
            <text:p text:style-name="P5"><text:span text:style-name="T2">poll [1]</text:span></text:p>
          </draw:text-box>
        </draw:frame>
        <draw:frame draw:style-name="gr5" draw:text-style-name="P5" draw:layer="layout" svg:width="5.84cm" svg:height="1.27cm" svg:x="38.594cm" svg:y="6.334cm">
          <draw:text-box>
            <text:p text:style-name="P5"><text:span text:style-name="T2">tokens [3..*]</text:span></text:p>
          </draw:text-box>
        </draw:frame>
        <draw:g>
          <draw:custom-shape draw:style-name="gr3" draw:text-style-name="P3" draw:layer="layout" svg:width="9.017cm" svg:height="1.905cm" svg:x="22.527cm" svg:y="9.95cm">
            <text:p text:style-name="P1"><text:span text:style-name="T1">Poll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9.017cm" svg:height="6.201cm" svg:x="22.527cm" svg:y="11.75cm">
            <text:p text:style-name="P4"><text:span text:style-name="T2">- titlle: String</text:span></text:p>
            <text:p text:style-name="P4"><text:span text:style-name="T2">- description: String</text:span></text:p>
            <text:p text:style-name="P4"><text:span text:style-name="T2">- startPoll: Date</text:span></text:p>
            <text:p text:style-name="P4"><text:span text:style-name="T2">- endPoll: Date</text:span></text:p>
            <text:p text:style-name="P4"><text:span text:style-name="T2">- pollState: PollState</text:span></text:p>
            <text:p text:style-name="P4"><text:span text:style-name="T2">- valid: boolean</text:span></text:p>
            <text:p text:style-name="P4"><text:span text:style-name="T2">- tracking: boolean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jeeling </meta:initial-creator>
    <meta:creation-date>2014-07-22T20:42:15.348714793</meta:creation-date>
    <dc:date>2014-10-17T23:45:13.177752985</dc:date>
    <dc:creator>darjeeling </dc:creator>
    <meta:editing-duration>PT2H28M9S</meta:editing-duration>
    <meta:editing-cycles>12</meta:editing-cycles>
    <meta:generator>LibreOffice/4.2.6.3$Linux_X86_64 LibreOffice_project/420m0$Build-3</meta:generator>
    <meta:document-statistic meta:object-count="51"/>
  </office:meta>
</office:document-meta>
</file>